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0.43pt" svg:height="304.95pt" svg:x="231.02pt" svg:y="15.05pt">
            <loext:p draw:notify-on-update-of-ranges="Sheet1.A3:Sheet1.A23 Sheet1.A1:Sheet1.A1 Sheet1.B3:Sheet1.B23 Sheet1.D30:Sheet1.D50 Sheet1.D28:Sheet1.D28 Sheet1.E30:Sheet1.E50 Sheet1.A27:Sheet1.A47 Sheet1.A25:Sheet1.A25 Sheet1.B27:Sheet1.B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nd half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8/1000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5/10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75/10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96/1000" office:value-type="float" office:value="0.296" calcext:value-type="float">
            <text:p>0.2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61/1000" office:value-type="float" office:value="0.461" calcext:value-type="float">
            <text:p>0.4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641/1000" office:value-type="float" office:value="0.641" calcext:value-type="float">
            <text:p>0.64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874/1000" office:value-type="float" office:value="0.874" calcext:value-type="float">
            <text:p>0.87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41" calcext:value-type="float">
            <text:p>1.14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25" calcext:value-type="float">
            <text:p>1.4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67" calcext:value-type="float">
            <text:p>1.76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52" calcext:value-type="float">
            <text:p>2.15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545" calcext:value-type="float">
            <text:p>2.54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067" calcext:value-type="float">
            <text:p>3.0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532" calcext:value-type="float">
            <text:p>3.53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39" calcext:value-type="float">
            <text:p>4.0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623" calcext:value-type="float">
            <text:p>4.62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204" calcext:value-type="float">
            <text:p>5.20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55" calcext:value-type="float">
            <text:p>5.85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24" calcext:value-type="float">
            <text:p>6.52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287" calcext:value-type="float">
            <text:p>7.2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nd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131/1000" office:value-type="float" office:value="0.00113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.38/1000" office:value-type="float" office:value="0.01038" calcext:value-type="float">
            <text:p>0.010</text:p>
          </table:table-cell>
          <table:table-cell/>
          <table:table-cell office:value-type="string" calcext:value-type="string">
            <text:p>find al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9.89/1000" office:value-type="float" office:value="0.01989" calcext:value-type="float">
            <text:p>0.02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1/1000" office:value-type="float" office:value="0.031" calcext:value-type="float">
            <text:p>0.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1/1000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1/1000" office:value-type="float" office:value="0.041" calcext:value-type="float">
            <text:p>0.0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0/1000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4/1000" office:value-type="float" office:value="0.054" calcext:value-type="float">
            <text:p>0.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86/1000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66/1000" office:value-type="float" office:value="0.066" calcext:value-type="float">
            <text:p>0.0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69/1000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82/1000" office:value-type="float" office:value="0.082" calcext:value-type="float">
            <text:p>0.08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288/1000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6/1000" office:value-type="float" office:value="0.096" calcext:value-type="float">
            <text:p>0.09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433/1000"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2/1000" office:value-type="float" office:value="0.112" calcext:value-type="float">
            <text:p>0.11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609/1000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26/1000" office:value-type="float" office:value="0.126" calcext:value-type="float">
            <text:p>0.12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831/1000"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table:formula="of:=141/1000" office:value-type="float" office:value="0.141" calcext:value-type="float">
            <text:p>0.1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table:formula="of:=157/1000" office:value-type="float" office:value="0.157" calcext:value-type="float">
            <text:p>0.1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table:formula="of:=176/1000" office:value-type="float" office:value="0.176" calcext:value-type="float">
            <text:p>0.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table:formula="of:=196/1000" office:value-type="float" office:value="0.196" calcext:value-type="float">
            <text:p>0.1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table:formula="of:=212/1000" office:value-type="float" office:value="0.212" calcext:value-type="float">
            <text:p>0.2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table:formula="of:=228/1000" office:value-type="float" office:value="0.228" calcext:value-type="float">
            <text:p>0.2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table:formula="of:=249/1000" office:value-type="float" office:value="0.249" calcext:value-type="float">
            <text:p>0.2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table:formula="of:=267/1000" office:value-type="float" office:value="0.267" calcext:value-type="float">
            <text:p>0.2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.966" calcext:value-type="float">
            <text:p>3.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table:formula="of:=288/1000" office:value-type="float" office:value="0.288" calcext:value-type="float">
            <text:p>0.28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.537" calcext:value-type="float">
            <text:p>4.5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table:formula="of:=308/1000" office:value-type="float" office:value="0.308" calcext:value-type="float">
            <text:p>0.3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.952" calcext:value-type="float">
            <text:p>4.952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80" calcext:value-type="float">
            <text:p>180</text:p>
          </table:table-cell>
          <table:table-cell office:value-type="float" office:value="5.571" calcext:value-type="float">
            <text:p>5.57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90" calcext:value-type="float">
            <text:p>190</text:p>
          </table:table-cell>
          <table:table-cell office:value-type="float" office:value="6.225" calcext:value-type="float">
            <text:p>6.22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office:value-type="float" office:value="6.892" calcext:value-type="float">
            <text:p>6.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0:13:59.451998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2:35:06.804394566</meta:creation-date>
    <dc:date>2016-08-09T20:44:03.762520374</dc:date>
    <meta:editing-duration>P2DT15H29M41S</meta:editing-duration>
    <meta:editing-cycles>2</meta:editing-cycles>
    <meta:generator>LibreOffice/5.1.4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08cm" svg:height="10.759cm" xlink:href=".." xlink:type="simple" chart:class="chart:scatter" chart:style-name="ch1">
        <chart:legend chart:legend-position="end" svg:x="13.436cm" svg:y="4.084cm" style:legend-expansion="high" chart:style-name="ch2"/>
        <chart:plot-area chart:style-name="ch3" table:cell-range-address="Sheet1.A3:Sheet1.B23 Sheet1.A1:Sheet1.A1 Sheet1.D28:Sheet1.D28 Sheet1.E30:Sheet1.E50 Sheet1.A25:Sheet1.A25 Sheet1.B27:Sheet1.B47" chart:data-source-has-labels="row" svg:x="1.371cm" svg:y="0.215cm" svg:width="11.705cm" svg:height="9.348cm">
          <chartooo:coordinate-region svg:x="2.469cm" svg:y="0.414cm" svg:width="10.327cm" svg:height="8.502cm"/>
          <chart:axis chart:dimension="x" chart:name="primary-x" chart:style-name="ch4">
            <chart:title svg:x="7.073cm" svg:y="9.778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5.608cm" chart:style-name="ch8">
              <text:p>time (ms)</text:p>
            </chart:title>
            <chart:grid chart:style-name="ch6" chart:class="major"/>
          </chart:axis>
          <chart:series chart:style-name="ch9" chart:values-cell-range-address="Sheet1.B3:Sheet1.B23" chart:label-cell-address="Sheet1.A1:Sheet1.A1" chart:class="chart:scatter">
            <chart:domain table:cell-range-address="Sheet1.A3:Sheet1.A23"/>
            <chart:regression-curve chart:style-name="ch10">
              <chart:equation chart:display-equation="true" chart:display-r-square="true" svg:x="2.964cm" svg:y="0.57cm"/>
            </chart:regression-curve>
            <chart:data-point chart:repeated="19"/>
            <chart:data-point chart:style-name="ch11"/>
            <chart:data-point/>
          </chart:series>
          <chart:series chart:style-name="ch12" chart:values-cell-range-address="Sheet1.E30:Sheet1.E50" chart:label-cell-address="Sheet1.D28:Sheet1.D28" chart:class="chart:scatter">
            <chart:domain table:cell-range-address="Sheet1.D30:Sheet1.D50"/>
            <chart:regression-curve chart:style-name="ch13">
              <chart:equation chart:display-equation="true" chart:display-r-square="true" svg:x="2.798cm" svg:y="1.798cm"/>
            </chart:regression-curve>
            <chart:data-point chart:repeated="21"/>
          </chart:series>
          <chart:series chart:style-name="ch14" chart:values-cell-range-address="Sheet1.B27:Sheet1.B47" chart:label-cell-address="Sheet1.A25:Sheet1.A25" chart:class="chart:scatter">
            <chart:domain table:cell-range-address="Sheet1.A27:Sheet1.A47"/>
            <chart:data-point chart:repeated="9"/>
            <chart:data-point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nd half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nd all</text:p>
                <draw:g>
                  <svg:desc>Sheet1.D28:Sheet1.D2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nd 0</text:p>
                <draw:g>
                  <svg:desc>Sheet1.A25:Sheet1.A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3</svg:desc>
                </draw:g>
              </table:table-cell>
              <table:table-cell office:value-type="float" office:value="0.001">
                <text:p>0.001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D30:Sheet1.D50</svg:desc>
                </draw:g>
              </table:table-cell>
              <table:table-cell office:value-type="float" office:value="0.001">
                <text:p>0.001</text:p>
                <draw:g>
                  <svg:desc>Sheet1.E30:Sheet1.E50</svg:desc>
                </draw:g>
              </table:table-cell>
              <table:table-cell office:value-type="float" office:value="0">
                <text:p>0</text:p>
                <draw:g>
                  <svg:desc>Sheet1.A27:Sheet1.A47</svg:desc>
                </draw:g>
              </table:table-cell>
              <table:table-cell office:value-type="float" office:value="0.001131">
                <text:p>0.001131</text:p>
                <draw:g>
                  <svg:desc>Sheet1.B27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8">
                <text:p>0.028</text:p>
              </table:table-cell>
              <table:table-cell office:value-type="float" office:value="10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10">
                <text:p>10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85">
                <text:p>0.085</text:p>
              </table:table-cell>
              <table:table-cell office:value-type="float" office:value="20">
                <text:p>20</text:p>
              </table:table-cell>
              <table:table-cell office:value-type="float" office:value="0.086">
                <text:p>0.086</text:p>
              </table:table-cell>
              <table:table-cell office:value-type="float" office:value="20">
                <text:p>20</text:p>
              </table:table-cell>
              <table:table-cell office:value-type="float" office:value="0.01989">
                <text:p>0.01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75">
                <text:p>0.175</text:p>
              </table:table-cell>
              <table:table-cell office:value-type="float" office:value="30">
                <text:p>30</text:p>
              </table:table-cell>
              <table:table-cell office:value-type="float" office:value="0.169">
                <text:p>0.169</text:p>
              </table:table-cell>
              <table:table-cell office:value-type="float" office:value="30">
                <text:p>3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96">
                <text:p>0.296</text:p>
              </table:table-cell>
              <table:table-cell office:value-type="float" office:value="40">
                <text:p>40</text:p>
              </table:table-cell>
              <table:table-cell office:value-type="float" office:value="0.288">
                <text:p>0.288</text:p>
              </table:table-cell>
              <table:table-cell office:value-type="float" office:value="40">
                <text:p>4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461">
                <text:p>0.461</text:p>
              </table:table-cell>
              <table:table-cell office:value-type="float" office:value="50">
                <text:p>50</text:p>
              </table:table-cell>
              <table:table-cell office:value-type="float" office:value="0.433">
                <text:p>0.433</text:p>
              </table:table-cell>
              <table:table-cell office:value-type="float" office:value="50">
                <text:p>5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41">
                <text:p>0.641</text:p>
              </table:table-cell>
              <table:table-cell office:value-type="float" office:value="60">
                <text:p>60</text:p>
              </table:table-cell>
              <table:table-cell office:value-type="float" office:value="0.609">
                <text:p>0.609</text:p>
              </table:table-cell>
              <table:table-cell office:value-type="float" office:value="60">
                <text:p>6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0.831">
                <text:p>0.831</text:p>
              </table:table-cell>
              <table:table-cell office:value-type="float" office:value="70">
                <text:p>7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141">
                <text:p>1.141</text:p>
              </table:table-cell>
              <table:table-cell office:value-type="float" office:value="80">
                <text:p>80</text:p>
              </table:table-cell>
              <table:table-cell office:value-type="float" office:value="1.085">
                <text:p>1.085</text:p>
              </table:table-cell>
              <table:table-cell office:value-type="float" office:value="80">
                <text:p>8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425">
                <text:p>1.425</text:p>
              </table:table-cell>
              <table:table-cell office:value-type="float" office:value="90">
                <text:p>90</text:p>
              </table:table-cell>
              <table:table-cell office:value-type="float" office:value="1.354">
                <text:p>1.354</text:p>
              </table:table-cell>
              <table:table-cell office:value-type="float" office:value="90">
                <text:p>9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767">
                <text:p>1.767</text:p>
              </table:table-cell>
              <table:table-cell office:value-type="float" office:value="100">
                <text:p>100</text:p>
              </table:table-cell>
              <table:table-cell office:value-type="float" office:value="1.671">
                <text:p>1.671</text:p>
              </table:table-cell>
              <table:table-cell office:value-type="float" office:value="100">
                <text:p>1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.152">
                <text:p>2.152</text:p>
              </table:table-cell>
              <table:table-cell office:value-type="float" office:value="110">
                <text:p>110</text:p>
              </table:table-cell>
              <table:table-cell office:value-type="float" office:value="2.024">
                <text:p>2.024</text:p>
              </table:table-cell>
              <table:table-cell office:value-type="float" office:value="110">
                <text:p>11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545">
                <text:p>2.545</text:p>
              </table:table-cell>
              <table:table-cell office:value-type="float" office:value="120">
                <text:p>120</text:p>
              </table:table-cell>
              <table:table-cell office:value-type="float" office:value="2.409">
                <text:p>2.409</text:p>
              </table:table-cell>
              <table:table-cell office:value-type="float" office:value="120">
                <text:p>12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067">
                <text:p>3.067</text:p>
              </table:table-cell>
              <table:table-cell office:value-type="float" office:value="130">
                <text:p>130</text:p>
              </table:table-cell>
              <table:table-cell office:value-type="float" office:value="2.873">
                <text:p>2.873</text:p>
              </table:table-cell>
              <table:table-cell office:value-type="float" office:value="130">
                <text:p>13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532">
                <text:p>3.532</text:p>
              </table:table-cell>
              <table:table-cell office:value-type="float" office:value="140">
                <text:p>140</text:p>
              </table:table-cell>
              <table:table-cell office:value-type="float" office:value="3.344">
                <text:p>3.344</text:p>
              </table:table-cell>
              <table:table-cell office:value-type="float" office:value="140">
                <text:p>1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4.039">
                <text:p>4.039</text:p>
              </table:table-cell>
              <table:table-cell office:value-type="float" office:value="150">
                <text:p>150</text:p>
              </table:table-cell>
              <table:table-cell office:value-type="float" office:value="3.966">
                <text:p>3.966</text:p>
              </table:table-cell>
              <table:table-cell office:value-type="float" office:value="150">
                <text:p>15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4.623">
                <text:p>4.623</text:p>
              </table:table-cell>
              <table:table-cell office:value-type="float" office:value="160">
                <text:p>160</text:p>
              </table:table-cell>
              <table:table-cell office:value-type="float" office:value="4.537">
                <text:p>4.537</text:p>
              </table:table-cell>
              <table:table-cell office:value-type="float" office:value="160">
                <text:p>16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204">
                <text:p>5.204</text:p>
              </table:table-cell>
              <table:table-cell office:value-type="float" office:value="170">
                <text:p>170</text:p>
              </table:table-cell>
              <table:table-cell office:value-type="float" office:value="4.952">
                <text:p>4.952</text:p>
              </table:table-cell>
              <table:table-cell office:value-type="float" office:value="170">
                <text:p>170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.855">
                <text:p>5.855</text:p>
              </table:table-cell>
              <table:table-cell office:value-type="float" office:value="180">
                <text:p>180</text:p>
              </table:table-cell>
              <table:table-cell office:value-type="float" office:value="5.571">
                <text:p>5.571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6.524">
                <text:p>6.524</text:p>
              </table:table-cell>
              <table:table-cell office:value-type="float" office:value="190">
                <text:p>190</text:p>
              </table:table-cell>
              <table:table-cell office:value-type="float" office:value="6.225">
                <text:p>6.225</text:p>
              </table:table-cell>
              <table:table-cell office:value-type="float" office:value="190">
                <text:p>19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.287">
                <text:p>7.287</text:p>
              </table:table-cell>
              <table:table-cell office:value-type="float" office:value="200">
                <text:p>200</text:p>
              </table:table-cell>
              <table:table-cell office:value-type="float" office:value="6.892">
                <text:p>6.892</text:p>
              </table:table-cell>
              <table:table-cell office:value-type="float" office:value="200">
                <text:p>200</text:p>
              </table:table-cell>
              <table:table-cell office:value-type="float" office:value="0.308">
                <text:p>0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